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dddddd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solid" draw:fill-color="#ddddd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fill="solid" draw:fill-color="#dddddd" draw:textarea-vertical-align="middle"/>
    </style:style>
    <style:style style:name="gr4" style:family="graphic" style:parent-style-name="standard">
      <style:graphic-properties draw:fill="solid" draw:fill-color="#666666" draw:textarea-vertical-align="middle"/>
    </style:style>
    <style:style style:name="gr5" style:family="graphic" style:parent-style-name="standard">
      <style:graphic-properties draw:stroke="solid" draw:stroke-dash="_33__20_Dashes_20_3_20_Dots_20__28_var_29_" svg:stroke-width="0.035cm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="solid" draw:fill-color="#808080" draw:textarea-vertical-align="middle"/>
    </style:style>
    <style:style style:name="gr7" style:family="graphic" style:parent-style-name="standard">
      <style:graphic-properties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4cm" svg:y1="0.8cm" svg:x2="2.1cm" svg:y2="1.6cm">
          <text:p/>
        </draw:line>
        <draw:line draw:style-name="gr1" draw:text-style-name="P1" draw:layer="layout" svg:x1="8.4cm" svg:y1="0.8cm" svg:x2="3.8cm" svg:y2="1.6cm">
          <text:p/>
        </draw:line>
        <draw:line draw:style-name="gr1" draw:text-style-name="P1" draw:layer="layout" svg:x1="8.4cm" svg:y1="0.8cm" svg:x2="5.4cm" svg:y2="1.6cm">
          <text:p/>
        </draw:line>
        <draw:line draw:style-name="gr2" draw:text-style-name="P2" draw:layer="layout" svg:x1="8.4cm" svg:y1="0.8cm" svg:x2="7cm" svg:y2="1.6cm">
          <text:p/>
        </draw:line>
        <draw:line draw:style-name="gr1" draw:text-style-name="P1" draw:layer="layout" svg:x1="8.4cm" svg:y1="0.8cm" svg:x2="8.6cm" svg:y2="1.6cm">
          <text:p/>
        </draw:line>
        <draw:line draw:style-name="gr1" draw:text-style-name="P1" draw:layer="layout" svg:x1="8.4cm" svg:y1="0.8cm" svg:x2="10.2cm" svg:y2="1.6cm">
          <text:p/>
        </draw:line>
        <draw:line draw:style-name="gr1" draw:text-style-name="P1" draw:layer="layout" svg:x1="8.4cm" svg:y1="0.8cm" svg:x2="11.7cm" svg:y2="1.6cm">
          <text:p/>
        </draw:line>
        <draw:line draw:style-name="gr1" draw:text-style-name="P1" draw:layer="layout" svg:x1="8.4cm" svg:y1="0.8cm" svg:x2="13.2cm" svg:y2="1.6cm">
          <text:p/>
        </draw:line>
        <draw:rect draw:style-name="gr3" draw:text-style-name="P3" draw:layer="layout" svg:width="1cm" svg:height="0.8cm" svg:x="3.9cm" svg:y="0cm">
          <text:p text:style-name="P3"><text:span text:style-name="T1">(0,0)</text:span></text:p>
        </draw:rect>
        <draw:rect draw:style-name="gr3" draw:text-style-name="P3" draw:layer="layout" svg:width="1cm" svg:height="0.8cm" svg:x="5.9cm" svg:y="0cm">
          <text:p text:style-name="P3"><text:span text:style-name="T1">(0,2)</text:span></text:p>
        </draw:rect>
        <draw:rect draw:style-name="gr3" draw:text-style-name="P3" draw:layer="layout" svg:width="1cm" svg:height="0.8cm" svg:x="4.9cm" svg:y="0cm">
          <text:p text:style-name="P3"><text:span text:style-name="T1">(0,1)</text:span></text:p>
        </draw:rect>
        <draw:rect draw:style-name="gr3" draw:text-style-name="P3" draw:layer="layout" svg:width="1cm" svg:height="0.8cm" svg:x="6.9cm" svg:y="0cm">
          <text:p text:style-name="P3"><text:span text:style-name="T1">(1,0)</text:span></text:p>
        </draw:rect>
        <draw:rect draw:style-name="gr4" draw:text-style-name="P4" draw:layer="layout" svg:width="1cm" svg:height="0.8cm" svg:x="7.9cm" svg:y="0cm">
          <text:p text:style-name="P4"><text:span text:style-name="T1">(1,1)</text:span></text:p>
        </draw:rect>
        <draw:rect draw:style-name="gr3" draw:text-style-name="P3" draw:layer="layout" svg:width="1cm" svg:height="0.8cm" svg:x="8.9cm" svg:y="0cm">
          <text:p text:style-name="P3"><text:span text:style-name="T1">(1,2)</text:span></text:p>
        </draw:rect>
        <draw:rect draw:style-name="gr3" draw:text-style-name="P3" draw:layer="layout" svg:width="1cm" svg:height="0.8cm" svg:x="9.9cm" svg:y="0cm">
          <text:p text:style-name="P3"><text:span text:style-name="T1">(2,0)</text:span></text:p>
        </draw:rect>
        <draw:rect draw:style-name="gr3" draw:text-style-name="P3" draw:layer="layout" svg:width="1cm" svg:height="0.8cm" svg:x="10.9cm" svg:y="0cm">
          <text:p text:style-name="P3"><text:span text:style-name="T1">(2,1)</text:span></text:p>
        </draw:rect>
        <draw:rect draw:style-name="gr3" draw:text-style-name="P3" draw:layer="layout" svg:width="1cm" svg:height="0.8cm" svg:x="11.9cm" svg:y="0cm">
          <text:p text:style-name="P3"><text:span text:style-name="T1">(2,2)</text:span></text:p>
        </draw:rect>
        <draw:rect draw:style-name="gr5" draw:text-style-name="P3" draw:layer="layout" svg:width="1.3cm" svg:height="0.8cm" svg:x="0cm" svg:y="0cm">
          <text:p text:style-name="P3"><text:span text:style-name="T1">Level 1</text:span></text:p>
        </draw:rect>
        <draw:rect draw:style-name="gr3" draw:text-style-name="P3" draw:layer="layout" svg:width="1cm" svg:height="0.8cm" svg:x="1.7cm" svg:y="1.6cm">
          <text:p text:style-name="P3"><text:span text:style-name="T1">(0,0)</text:span></text:p>
        </draw:rect>
        <draw:rect draw:style-name="gr3" draw:text-style-name="P3" draw:layer="layout" svg:width="1cm" svg:height="0.8cm" svg:x="3.3cm" svg:y="1.6cm">
          <text:p text:style-name="P3"><text:span text:style-name="T1">(0,1)</text:span></text:p>
        </draw:rect>
        <draw:rect draw:style-name="gr3" draw:text-style-name="P3" draw:layer="layout" svg:width="1cm" svg:height="0.8cm" svg:x="4.9cm" svg:y="1.6cm">
          <text:p text:style-name="P3"><text:span text:style-name="T1">(0,2)</text:span></text:p>
        </draw:rect>
        <draw:rect draw:style-name="gr3" draw:text-style-name="P3" draw:layer="layout" svg:width="1cm" svg:height="0.8cm" svg:x="6.5cm" svg:y="1.6cm">
          <text:p text:style-name="P3"><text:span text:style-name="T1">(1,0)</text:span></text:p>
        </draw:rect>
        <draw:rect draw:style-name="gr3" draw:text-style-name="P3" draw:layer="layout" svg:width="1cm" svg:height="0.8cm" svg:x="8.1cm" svg:y="1.6cm">
          <text:p text:style-name="P3"><text:span text:style-name="T1">(1,2)</text:span></text:p>
        </draw:rect>
        <draw:rect draw:style-name="gr3" draw:text-style-name="P3" draw:layer="layout" svg:width="1cm" svg:height="0.8cm" svg:x="9.7cm" svg:y="1.6cm">
          <text:p text:style-name="P3"><text:span text:style-name="T1">(2,0)</text:span></text:p>
        </draw:rect>
        <draw:rect draw:style-name="gr3" draw:text-style-name="P3" draw:layer="layout" svg:width="1cm" svg:height="0.8cm" svg:x="11.2cm" svg:y="1.6cm">
          <text:p text:style-name="P3"><text:span text:style-name="T1">(2,1)</text:span></text:p>
        </draw:rect>
        <draw:rect draw:style-name="gr3" draw:text-style-name="P3" draw:layer="layout" svg:width="1cm" svg:height="0.8cm" svg:x="12.7cm" svg:y="1.6cm">
          <text:p text:style-name="P3"><text:span text:style-name="T1">(2,2)</text:span></text:p>
        </draw:rect>
        <draw:line draw:style-name="gr1" draw:text-style-name="P1" draw:layer="layout" svg:x1="7cm" svg:y1="2.4cm" svg:x2="13.7cm" svg:y2="3.2cm">
          <text:p/>
        </draw:line>
        <draw:line draw:style-name="gr1" draw:text-style-name="P1" draw:layer="layout" svg:x1="7cm" svg:y1="2.4cm" svg:x2="3.7cm" svg:y2="3.2cm">
          <text:p/>
        </draw:line>
        <draw:line draw:style-name="gr1" draw:text-style-name="P1" draw:layer="layout" svg:x1="7cm" svg:y1="2.4cm" svg:x2="5.6cm" svg:y2="3.2cm">
          <text:p/>
        </draw:line>
        <draw:line draw:style-name="gr1" draw:text-style-name="P1" draw:layer="layout" svg:x1="7cm" svg:y1="2.4cm" svg:x2="7.2cm" svg:y2="3.2cm">
          <text:p/>
        </draw:line>
        <draw:line draw:style-name="gr1" draw:text-style-name="P1" draw:layer="layout" svg:x1="7cm" svg:y1="2.4cm" svg:x2="9cm" svg:y2="3.2cm">
          <text:p/>
        </draw:line>
        <draw:line draw:style-name="gr1" draw:text-style-name="P1" draw:layer="layout" svg:x1="7cm" svg:y1="2.4cm" svg:x2="10.5cm" svg:y2="3.2cm">
          <text:p/>
        </draw:line>
        <draw:line draw:style-name="gr1" draw:text-style-name="P1" draw:layer="layout" svg:x1="7cm" svg:y1="2.4cm" svg:x2="12.2cm" svg:y2="3.2cm">
          <text:p/>
        </draw:line>
        <draw:rect draw:style-name="gr3" draw:text-style-name="P3" draw:layer="layout" svg:width="1cm" svg:height="0.8cm" svg:x="5cm" svg:y="3.2cm">
          <text:p text:style-name="P3"><text:span text:style-name="T1">(0,1)</text:span></text:p>
        </draw:rect>
        <draw:rect draw:style-name="gr3" draw:text-style-name="P3" draw:layer="layout" svg:width="1cm" svg:height="0.8cm" svg:x="6.7cm" svg:y="3.2cm">
          <text:p text:style-name="P3"><text:span text:style-name="T1">(0,2)</text:span></text:p>
        </draw:rect>
        <draw:rect draw:style-name="gr3" draw:text-style-name="P3" draw:layer="layout" svg:width="1cm" svg:height="0.8cm" svg:x="13.2cm" svg:y="3.2cm">
          <text:p text:style-name="P3"><text:span text:style-name="T1">(2,2)</text:span></text:p>
        </draw:rect>
        <draw:rect draw:style-name="gr3" draw:text-style-name="P3" draw:layer="layout" svg:width="1cm" svg:height="0.8cm" svg:x="8.5cm" svg:y="3.2cm">
          <text:p text:style-name="P3"><text:span text:style-name="T1">(1,2)</text:span></text:p>
        </draw:rect>
        <draw:rect draw:style-name="gr3" draw:text-style-name="P3" draw:layer="layout" svg:width="1cm" svg:height="0.8cm" svg:x="10cm" svg:y="3.2cm">
          <text:p text:style-name="P3"><text:span text:style-name="T1">(2,0)</text:span></text:p>
        </draw:rect>
        <draw:rect draw:style-name="gr3" draw:text-style-name="P3" draw:layer="layout" svg:width="1cm" svg:height="0.8cm" svg:x="11.7cm" svg:y="3.2cm">
          <text:p text:style-name="P3"><text:span text:style-name="T1">(2,1)</text:span></text:p>
        </draw:rect>
        <draw:rect draw:style-name="gr6" draw:text-style-name="P4" draw:layer="layout" svg:width="1cm" svg:height="0.8cm" svg:x="7.9cm" svg:y="0cm">
          <text:p text:style-name="P4"><text:span text:style-name="T1">(1,1)</text:span></text:p>
        </draw:rect>
        <draw:rect draw:style-name="gr6" draw:text-style-name="P4" draw:layer="layout" svg:width="1cm" svg:height="0.8cm" svg:x="2.9cm" svg:y="3.2cm">
          <text:p text:style-name="P4"><text:span text:style-name="T1">(0,0)</text:span></text:p>
        </draw:rect>
        <draw:line draw:style-name="gr1" draw:text-style-name="P1" draw:layer="layout" svg:x1="3.4cm" svg:y1="4cm" svg:x2="2.6cm" svg:y2="4.8cm">
          <text:p/>
        </draw:line>
        <draw:line draw:style-name="gr1" draw:text-style-name="P1" draw:layer="layout" svg:x1="3.4cm" svg:y1="4cm" svg:x2="4.3cm" svg:y2="4.8cm">
          <text:p/>
        </draw:line>
        <draw:line draw:style-name="gr1" draw:text-style-name="P1" draw:layer="layout" svg:x1="3.4cm" svg:y1="4cm" svg:x2="6.2cm" svg:y2="4.8cm">
          <text:p/>
        </draw:line>
        <draw:line draw:style-name="gr1" draw:text-style-name="P1" draw:layer="layout" svg:x1="3.4cm" svg:y1="4cm" svg:x2="8cm" svg:y2="4.8cm">
          <text:p/>
        </draw:line>
        <draw:line draw:style-name="gr1" draw:text-style-name="P1" draw:layer="layout" svg:x1="3.4cm" svg:y1="4cm" svg:x2="9.8cm" svg:y2="4.8cm">
          <text:p/>
        </draw:line>
        <draw:line draw:style-name="gr1" draw:text-style-name="P1" draw:layer="layout" svg:x1="3.4cm" svg:y1="4cm" svg:x2="11.9cm" svg:y2="4.8cm">
          <text:p/>
        </draw:line>
        <draw:rect draw:style-name="gr3" draw:text-style-name="P3" draw:layer="layout" svg:width="1cm" svg:height="0.8cm" svg:x="2.1cm" svg:y="4.8cm">
          <text:p text:style-name="P3"><text:span text:style-name="T1">(0,1)</text:span></text:p>
        </draw:rect>
        <draw:rect draw:style-name="gr3" draw:text-style-name="P3" draw:layer="layout" svg:width="1cm" svg:height="0.8cm" svg:x="3.8cm" svg:y="4.8cm">
          <text:p text:style-name="P3"><text:span text:style-name="T1">(0,2)</text:span></text:p>
        </draw:rect>
        <draw:rect draw:style-name="gr3" draw:text-style-name="P3" draw:layer="layout" svg:width="1cm" svg:height="0.8cm" svg:x="11.4cm" svg:y="4.8cm">
          <text:p text:style-name="P3"><text:span text:style-name="T1">(2,2)</text:span></text:p>
        </draw:rect>
        <draw:rect draw:style-name="gr3" draw:text-style-name="P3" draw:layer="layout" svg:width="1cm" svg:height="0.8cm" svg:x="5.7cm" svg:y="4.8cm">
          <text:p text:style-name="P3"><text:span text:style-name="T1">(1,2)</text:span></text:p>
        </draw:rect>
        <draw:rect draw:style-name="gr3" draw:text-style-name="P3" draw:layer="layout" svg:width="1cm" svg:height="0.8cm" svg:x="7.5cm" svg:y="4.8cm">
          <text:p text:style-name="P3"><text:span text:style-name="T1">(2,0)</text:span></text:p>
        </draw:rect>
        <draw:rect draw:style-name="gr3" draw:text-style-name="P3" draw:layer="layout" svg:width="1cm" svg:height="0.8cm" svg:x="9.3cm" svg:y="4.8cm">
          <text:p text:style-name="P3"><text:span text:style-name="T1">(2,1)</text:span></text:p>
        </draw:rect>
        <draw:line draw:style-name="gr1" draw:text-style-name="P1" draw:layer="layout" svg:x1="8cm" svg:y1="5.6cm" svg:x2="4.7cm" svg:y2="6.4cm">
          <text:p/>
        </draw:line>
        <draw:line draw:style-name="gr1" draw:text-style-name="P1" draw:layer="layout" svg:x1="8cm" svg:y1="5.6cm" svg:x2="6.6cm" svg:y2="6.4cm">
          <text:p/>
        </draw:line>
        <draw:line draw:style-name="gr1" draw:text-style-name="P1" draw:layer="layout" svg:x1="8cm" svg:y1="5.6cm" svg:x2="8.9cm" svg:y2="6.4cm">
          <text:p/>
        </draw:line>
        <draw:line draw:style-name="gr1" draw:text-style-name="P1" draw:layer="layout" svg:x1="8cm" svg:y1="5.6cm" svg:x2="11.1cm" svg:y2="6.4cm">
          <text:p/>
        </draw:line>
        <draw:line draw:style-name="gr1" draw:text-style-name="P1" draw:layer="layout" svg:x1="8cm" svg:y1="5.6cm" svg:x2="13.6cm" svg:y2="6.4cm">
          <text:p/>
        </draw:line>
        <draw:rect draw:style-name="gr3" draw:text-style-name="P3" draw:layer="layout" svg:width="1cm" svg:height="0.8cm" svg:x="4.2cm" svg:y="6.4cm">
          <text:p text:style-name="P3"><text:span text:style-name="T1">(0,1)</text:span></text:p>
        </draw:rect>
        <draw:rect draw:style-name="gr3" draw:text-style-name="P3" draw:layer="layout" svg:width="1cm" svg:height="0.8cm" svg:x="6.3cm" svg:y="6.4cm">
          <text:p text:style-name="P3"><text:span text:style-name="T1">(0,2)</text:span></text:p>
        </draw:rect>
        <draw:rect draw:style-name="gr3" draw:text-style-name="P3" draw:layer="layout" svg:width="1cm" svg:height="0.8cm" svg:x="8.5cm" svg:y="6.4cm">
          <text:p text:style-name="P3"><text:span text:style-name="T1">(1,2)</text:span></text:p>
        </draw:rect>
        <draw:rect draw:style-name="gr3" draw:text-style-name="P3" draw:layer="layout" svg:width="1cm" svg:height="0.8cm" svg:x="10.7cm" svg:y="6.4cm">
          <text:p text:style-name="P3"><text:span text:style-name="T1">(2,1)</text:span></text:p>
        </draw:rect>
        <draw:rect draw:style-name="gr7" draw:text-style-name="P4" draw:layer="layout" svg:width="1cm" svg:height="0.8cm" svg:x="13.1cm" svg:y="6.4cm">
          <text:p text:style-name="P4"><text:span text:style-name="T1">(2,2)</text:span></text:p>
        </draw:rect>
        <draw:rect draw:style-name="gr5" draw:text-style-name="P3" draw:layer="layout" svg:width="1.3cm" svg:height="0.8cm" svg:x="0cm" svg:y="1.6cm">
          <text:p text:style-name="P3"><text:span text:style-name="T1">Level 2</text:span></text:p>
        </draw:rect>
        <draw:rect draw:style-name="gr5" draw:text-style-name="P3" draw:layer="layout" svg:width="1.3cm" svg:height="0.8cm" svg:x="0cm" svg:y="3.2cm">
          <text:p text:style-name="P3"><text:span text:style-name="T1">Level 3</text:span></text:p>
        </draw:rect>
        <draw:rect draw:style-name="gr5" draw:text-style-name="P3" draw:layer="layout" svg:width="1.3cm" svg:height="0.8cm" svg:x="0cm" svg:y="4.8cm">
          <text:p text:style-name="P3"><text:span text:style-name="T1">Level 4</text:span></text:p>
        </draw:rect>
        <draw:rect draw:style-name="gr5" draw:text-style-name="P3" draw:layer="layout" svg:width="1.3cm" svg:height="0.8cm" svg:x="0cm" svg:y="6.4cm">
          <text:p text:style-name="P3"><text:span text:style-name="T1">Level 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cm" fo:page-height="7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1-25T13:20:19.48</meta:creation-date>
    <dc:date>2017-01-25T15:30:46.03</dc:date>
    <dc:creator>Jason Statham</dc:creator>
    <meta:editing-duration>PT1H54M43S</meta:editing-duration>
    <meta:editing-cycles>5</meta:editing-cycles>
    <meta:generator>OpenOffice/4.1.3$Win32 OpenOffice.org_project/413m1$Build-9783</meta:generator>
    <meta:document-statistic meta:object-count="67"/>
  </office:meta>
</office:document-meta>
</file>